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9.694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2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Phone XR</text:p>
          </table:table-cell>
          <table:table-cell office:value-type="string" calcext:value-type="string">
            <text:p>828 x 1792</text:p>
          </table:table-cell>
          <table:table-cell office:value-type="string" calcext:value-type="string">
            <text:p>414 x 896</text:p>
          </table:table-cell>
          <table:table-cell table:formula="of:=&quot;'&quot;&amp;[.A1]&amp;&quot;'&quot;" office:value-type="string" office:string-value="'iPhone XR'" calcext:value-type="string">
            <text:p>'iPhone XR'</text:p>
          </table:table-cell>
          <table:table-cell table:formula="of:=SUBSTITUTE([.B1];&quot;x&quot;;&quot;,&quot;)" office:value-type="string" office:string-value="828 , 1792" calcext:value-type="string">
            <text:p>828 , 1792</text:p>
          </table:table-cell>
          <table:table-cell table:formula="of:=SUBSTITUTE([.C1];&quot;x&quot;;&quot;,&quot;)" office:value-type="string" office:string-value="414 , 896" calcext:value-type="string">
            <text:p>414 , 896</text:p>
          </table:table-cell>
          <table:table-cell/>
          <table:table-cell table:formula="of:=[.D1]&amp;&quot;,&quot;&amp;[.E1]&amp;&quot;,&quot;&amp;[.F1]" office:value-type="string" office:string-value="'iPhone XR',828 , 1792,414 , 896" calcext:value-type="string">
            <text:p>'iPhone XR',828 , 1792,414 , 896</text:p>
          </table:table-cell>
          <table:table-cell table:formula="of:=&quot;(&quot;&amp;[.H1]&amp;&quot;),&quot;" office:value-type="string" office:string-value="('iPhone XR',828 , 1792,414 , 896)," calcext:value-type="string">
            <text:p>('iPhone XR',828 , 1792,414 , 896),</text:p>
          </table:table-cell>
        </table:table-row>
        <table:table-row table:style-name="ro1">
          <table:table-cell office:value-type="string" calcext:value-type="string">
            <text:p>iPhone XS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375 x 812</text:p>
          </table:table-cell>
          <table:table-cell table:formula="of:=&quot;'&quot;&amp;[.A2]&amp;&quot;'&quot;" office:value-type="string" office:string-value="'iPhone XS'" calcext:value-type="string">
            <text:p>'iPhone XS'</text:p>
          </table:table-cell>
          <table:table-cell table:formula="of:=SUBSTITUTE([.B2];&quot;x&quot;;&quot;,&quot;)" office:value-type="string" office:string-value="1125 , 2436" calcext:value-type="string">
            <text:p>1125 , 2436</text:p>
          </table:table-cell>
          <table:table-cell table:formula="of:=SUBSTITUTE([.C2];&quot;x&quot;;&quot;,&quot;)" office:value-type="string" office:string-value="375 , 812" calcext:value-type="string">
            <text:p>375 , 812</text:p>
          </table:table-cell>
          <table:table-cell/>
          <table:table-cell table:formula="of:=[.D2]&amp;&quot;,&quot;&amp;[.E2]&amp;&quot;,&quot;&amp;[.F2]" office:value-type="string" office:string-value="'iPhone XS',1125 , 2436,375 , 812" calcext:value-type="string">
            <text:p>'iPhone XS',1125 , 2436,375 , 812</text:p>
          </table:table-cell>
          <table:table-cell table:formula="of:=&quot;(&quot;&amp;[.H2]&amp;&quot;),&quot;" office:value-type="string" office:string-value="('iPhone XS',1125 , 2436,375 , 812)," calcext:value-type="string">
            <text:p>('iPhone XS',1125 , 2436,375 , 812),</text:p>
          </table:table-cell>
        </table:table-row>
        <table:table-row table:style-name="ro1">
          <table:table-cell office:value-type="string" calcext:value-type="string">
            <text:p>iPhone XS Max</text:p>
          </table:table-cell>
          <table:table-cell office:value-type="string" calcext:value-type="string">
            <text:p>1242 x 2688</text:p>
          </table:table-cell>
          <table:table-cell office:value-type="string" calcext:value-type="string">
            <text:p>414 x 896</text:p>
          </table:table-cell>
          <table:table-cell table:formula="of:=&quot;'&quot;&amp;[.A3]&amp;&quot;'&quot;" office:value-type="string" office:string-value="'iPhone XS Max'" calcext:value-type="string">
            <text:p>'iPhone XS Max'</text:p>
          </table:table-cell>
          <table:table-cell table:formula="of:=SUBSTITUTE([.B3];&quot;x&quot;;&quot;,&quot;)" office:value-type="string" office:string-value="1242 , 2688" calcext:value-type="string">
            <text:p>1242 , 2688</text:p>
          </table:table-cell>
          <table:table-cell table:formula="of:=SUBSTITUTE([.C3];&quot;x&quot;;&quot;,&quot;)" office:value-type="string" office:string-value="414 , 896" calcext:value-type="string">
            <text:p>414 , 896</text:p>
          </table:table-cell>
          <table:table-cell/>
          <table:table-cell table:formula="of:=[.D3]&amp;&quot;,&quot;&amp;[.E3]&amp;&quot;,&quot;&amp;[.F3]" office:value-type="string" office:string-value="'iPhone XS Max',1242 , 2688,414 , 896" calcext:value-type="string">
            <text:p>'iPhone XS Max',1242 , 2688,414 , 896</text:p>
          </table:table-cell>
          <table:table-cell table:formula="of:=&quot;(&quot;&amp;[.H3]&amp;&quot;),&quot;" office:value-type="string" office:string-value="('iPhone XS Max',1242 , 2688,414 , 896)," calcext:value-type="string">
            <text:p>('iPhone XS Max',1242 , 2688,414 , 896),</text:p>
          </table:table-cell>
        </table:table-row>
        <table:table-row table:style-name="ro1">
          <table:table-cell office:value-type="string" calcext:value-type="string">
            <text:p>iPhone X</text:p>
          </table:table-cell>
          <table:table-cell office:value-type="string" calcext:value-type="string">
            <text:p>1125 x 2436</text:p>
          </table:table-cell>
          <table:table-cell office:value-type="string" calcext:value-type="string">
            <text:p>375 x 812</text:p>
          </table:table-cell>
          <table:table-cell table:formula="of:=&quot;'&quot;&amp;[.A4]&amp;&quot;'&quot;" office:value-type="string" office:string-value="'iPhone X'" calcext:value-type="string">
            <text:p>'iPhone X'</text:p>
          </table:table-cell>
          <table:table-cell table:formula="of:=SUBSTITUTE([.B4];&quot;x&quot;;&quot;,&quot;)" office:value-type="string" office:string-value="1125 , 2436" calcext:value-type="string">
            <text:p>1125 , 2436</text:p>
          </table:table-cell>
          <table:table-cell table:formula="of:=SUBSTITUTE([.C4];&quot;x&quot;;&quot;,&quot;)" office:value-type="string" office:string-value="375 , 812" calcext:value-type="string">
            <text:p>375 , 812</text:p>
          </table:table-cell>
          <table:table-cell/>
          <table:table-cell table:formula="of:=[.D4]&amp;&quot;,&quot;&amp;[.E4]&amp;&quot;,&quot;&amp;[.F4]" office:value-type="string" office:string-value="'iPhone X',1125 , 2436,375 , 812" calcext:value-type="string">
            <text:p>'iPhone X',1125 , 2436,375 , 812</text:p>
          </table:table-cell>
          <table:table-cell table:formula="of:=&quot;(&quot;&amp;[.H4]&amp;&quot;),&quot;" office:value-type="string" office:string-value="('iPhone X',1125 , 2436,375 , 812)," calcext:value-type="string">
            <text:p>('iPhone X',1125 , 2436,375 , 812),</text:p>
          </table:table-cell>
        </table:table-row>
        <table:table-row table:style-name="ro1">
          <table:table-cell office:value-type="string" calcext:value-type="string">
            <text:p>iPhone 8 Plus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4 x 736</text:p>
          </table:table-cell>
          <table:table-cell table:formula="of:=&quot;'&quot;&amp;[.A5]&amp;&quot;'&quot;" office:value-type="string" office:string-value="'iPhone 8 Plus'" calcext:value-type="string">
            <text:p>'iPhone 8 Plus'</text:p>
          </table:table-cell>
          <table:table-cell table:formula="of:=SUBSTITUTE([.B5];&quot;x&quot;;&quot;,&quot;)" office:value-type="string" office:string-value="1080 , 1920" calcext:value-type="string">
            <text:p>1080 , 1920</text:p>
          </table:table-cell>
          <table:table-cell table:formula="of:=SUBSTITUTE([.C5];&quot;x&quot;;&quot;,&quot;)" office:value-type="string" office:string-value="414 , 736" calcext:value-type="string">
            <text:p>414 , 736</text:p>
          </table:table-cell>
          <table:table-cell/>
          <table:table-cell table:formula="of:=[.D5]&amp;&quot;,&quot;&amp;[.E5]&amp;&quot;,&quot;&amp;[.F5]" office:value-type="string" office:string-value="'iPhone 8 Plus',1080 , 1920,414 , 736" calcext:value-type="string">
            <text:p>'iPhone 8 Plus',1080 , 1920,414 , 736</text:p>
          </table:table-cell>
          <table:table-cell table:formula="of:=&quot;(&quot;&amp;[.H5]&amp;&quot;),&quot;" office:value-type="string" office:string-value="('iPhone 8 Plus',1080 , 1920,414 , 736)," calcext:value-type="string">
            <text:p>('iPhone 8 Plus',1080 , 1920,414 , 736),</text:p>
          </table:table-cell>
        </table:table-row>
        <table:table-row table:style-name="ro1">
          <table:table-cell office:value-type="string" calcext:value-type="string">
            <text:p>iPhone 8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375 x 667</text:p>
          </table:table-cell>
          <table:table-cell table:formula="of:=&quot;'&quot;&amp;[.A6]&amp;&quot;'&quot;" office:value-type="string" office:string-value="'iPhone 8'" calcext:value-type="string">
            <text:p>'iPhone 8'</text:p>
          </table:table-cell>
          <table:table-cell table:formula="of:=SUBSTITUTE([.B6];&quot;x&quot;;&quot;,&quot;)" office:value-type="string" office:string-value="750 , 1334" calcext:value-type="string">
            <text:p>750 , 1334</text:p>
          </table:table-cell>
          <table:table-cell table:formula="of:=SUBSTITUTE([.C6];&quot;x&quot;;&quot;,&quot;)" office:value-type="string" office:string-value="375 , 667" calcext:value-type="string">
            <text:p>375 , 667</text:p>
          </table:table-cell>
          <table:table-cell/>
          <table:table-cell table:formula="of:=[.D6]&amp;&quot;,&quot;&amp;[.E6]&amp;&quot;,&quot;&amp;[.F6]" office:value-type="string" office:string-value="'iPhone 8',750 , 1334,375 , 667" calcext:value-type="string">
            <text:p>'iPhone 8',750 , 1334,375 , 667</text:p>
          </table:table-cell>
          <table:table-cell table:formula="of:=&quot;(&quot;&amp;[.H6]&amp;&quot;),&quot;" office:value-type="string" office:string-value="('iPhone 8',750 , 1334,375 , 667)," calcext:value-type="string">
            <text:p>('iPhone 8',750 , 1334,375 , 667),</text:p>
          </table:table-cell>
        </table:table-row>
        <table:table-row table:style-name="ro1">
          <table:table-cell office:value-type="string" calcext:value-type="string">
            <text:p>iPhone 7 Plus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4 x 736</text:p>
          </table:table-cell>
          <table:table-cell table:formula="of:=&quot;'&quot;&amp;[.A7]&amp;&quot;'&quot;" office:value-type="string" office:string-value="'iPhone 7 Plus'" calcext:value-type="string">
            <text:p>'iPhone 7 Plus'</text:p>
          </table:table-cell>
          <table:table-cell table:formula="of:=SUBSTITUTE([.B7];&quot;x&quot;;&quot;,&quot;)" office:value-type="string" office:string-value="1080 , 1920" calcext:value-type="string">
            <text:p>1080 , 1920</text:p>
          </table:table-cell>
          <table:table-cell table:formula="of:=SUBSTITUTE([.C7];&quot;x&quot;;&quot;,&quot;)" office:value-type="string" office:string-value="414 , 736" calcext:value-type="string">
            <text:p>414 , 736</text:p>
          </table:table-cell>
          <table:table-cell/>
          <table:table-cell table:formula="of:=[.D7]&amp;&quot;,&quot;&amp;[.E7]&amp;&quot;,&quot;&amp;[.F7]" office:value-type="string" office:string-value="'iPhone 7 Plus',1080 , 1920,414 , 736" calcext:value-type="string">
            <text:p>'iPhone 7 Plus',1080 , 1920,414 , 736</text:p>
          </table:table-cell>
          <table:table-cell table:formula="of:=&quot;(&quot;&amp;[.H7]&amp;&quot;),&quot;" office:value-type="string" office:string-value="('iPhone 7 Plus',1080 , 1920,414 , 736)," calcext:value-type="string">
            <text:p>('iPhone 7 Plus',1080 , 1920,414 , 736),</text:p>
          </table:table-cell>
        </table:table-row>
        <table:table-row table:style-name="ro1">
          <table:table-cell office:value-type="string" calcext:value-type="string">
            <text:p>iPhone 7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375 x 667</text:p>
          </table:table-cell>
          <table:table-cell table:formula="of:=&quot;'&quot;&amp;[.A8]&amp;&quot;'&quot;" office:value-type="string" office:string-value="'iPhone 7'" calcext:value-type="string">
            <text:p>'iPhone 7'</text:p>
          </table:table-cell>
          <table:table-cell table:formula="of:=SUBSTITUTE([.B8];&quot;x&quot;;&quot;,&quot;)" office:value-type="string" office:string-value="750 , 1334" calcext:value-type="string">
            <text:p>750 , 1334</text:p>
          </table:table-cell>
          <table:table-cell table:formula="of:=SUBSTITUTE([.C8];&quot;x&quot;;&quot;,&quot;)" office:value-type="string" office:string-value="375 , 667" calcext:value-type="string">
            <text:p>375 , 667</text:p>
          </table:table-cell>
          <table:table-cell/>
          <table:table-cell table:formula="of:=[.D8]&amp;&quot;,&quot;&amp;[.E8]&amp;&quot;,&quot;&amp;[.F8]" office:value-type="string" office:string-value="'iPhone 7',750 , 1334,375 , 667" calcext:value-type="string">
            <text:p>'iPhone 7',750 , 1334,375 , 667</text:p>
          </table:table-cell>
          <table:table-cell table:formula="of:=&quot;(&quot;&amp;[.H8]&amp;&quot;),&quot;" office:value-type="string" office:string-value="('iPhone 7',750 , 1334,375 , 667)," calcext:value-type="string">
            <text:p>('iPhone 7',750 , 1334,375 , 667),</text:p>
          </table:table-cell>
        </table:table-row>
        <table:table-row table:style-name="ro1">
          <table:table-cell office:value-type="string" calcext:value-type="string">
            <text:p>iPhone 6 Plus/6S Plus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4 x 736</text:p>
          </table:table-cell>
          <table:table-cell table:formula="of:=&quot;'&quot;&amp;[.A9]&amp;&quot;'&quot;" office:value-type="string" office:string-value="'iPhone 6 Plus/6S Plus'" calcext:value-type="string">
            <text:p>'iPhone 6 Plus/6S Plus'</text:p>
          </table:table-cell>
          <table:table-cell table:formula="of:=SUBSTITUTE([.B9];&quot;x&quot;;&quot;,&quot;)" office:value-type="string" office:string-value="1080 , 1920" calcext:value-type="string">
            <text:p>1080 , 1920</text:p>
          </table:table-cell>
          <table:table-cell table:formula="of:=SUBSTITUTE([.C9];&quot;x&quot;;&quot;,&quot;)" office:value-type="string" office:string-value="414 , 736" calcext:value-type="string">
            <text:p>414 , 736</text:p>
          </table:table-cell>
          <table:table-cell/>
          <table:table-cell table:formula="of:=[.D9]&amp;&quot;,&quot;&amp;[.E9]&amp;&quot;,&quot;&amp;[.F9]" office:value-type="string" office:string-value="'iPhone 6 Plus/6S Plus',1080 , 1920,414 , 736" calcext:value-type="string">
            <text:p>'iPhone 6 Plus/6S Plus',1080 , 1920,414 , 736</text:p>
          </table:table-cell>
          <table:table-cell table:formula="of:=&quot;(&quot;&amp;[.H9]&amp;&quot;),&quot;" office:value-type="string" office:string-value="('iPhone 6 Plus/6S Plus',1080 , 1920,414 , 736)," calcext:value-type="string">
            <text:p>('iPhone 6 Plus/6S Plus',1080 , 1920,414 , 736),</text:p>
          </table:table-cell>
        </table:table-row>
        <table:table-row table:style-name="ro1">
          <table:table-cell office:value-type="string" calcext:value-type="string">
            <text:p>iPhone 6/6S</text:p>
          </table:table-cell>
          <table:table-cell office:value-type="string" calcext:value-type="string">
            <text:p>750 x 1334</text:p>
          </table:table-cell>
          <table:table-cell office:value-type="string" calcext:value-type="string">
            <text:p>375 x 667</text:p>
          </table:table-cell>
          <table:table-cell table:formula="of:=&quot;'&quot;&amp;[.A10]&amp;&quot;'&quot;" office:value-type="string" office:string-value="'iPhone 6/6S'" calcext:value-type="string">
            <text:p>'iPhone 6/6S'</text:p>
          </table:table-cell>
          <table:table-cell table:formula="of:=SUBSTITUTE([.B10];&quot;x&quot;;&quot;,&quot;)" office:value-type="string" office:string-value="750 , 1334" calcext:value-type="string">
            <text:p>750 , 1334</text:p>
          </table:table-cell>
          <table:table-cell table:formula="of:=SUBSTITUTE([.C10];&quot;x&quot;;&quot;,&quot;)" office:value-type="string" office:string-value="375 , 667" calcext:value-type="string">
            <text:p>375 , 667</text:p>
          </table:table-cell>
          <table:table-cell/>
          <table:table-cell table:formula="of:=[.D10]&amp;&quot;,&quot;&amp;[.E10]&amp;&quot;,&quot;&amp;[.F10]" office:value-type="string" office:string-value="'iPhone 6/6S',750 , 1334,375 , 667" calcext:value-type="string">
            <text:p>'iPhone 6/6S',750 , 1334,375 , 667</text:p>
          </table:table-cell>
          <table:table-cell table:formula="of:=&quot;(&quot;&amp;[.H10]&amp;&quot;),&quot;" office:value-type="string" office:string-value="('iPhone 6/6S',750 , 1334,375 , 667)," calcext:value-type="string">
            <text:p>('iPhone 6/6S',750 , 1334,375 , 667),</text:p>
          </table:table-cell>
        </table:table-row>
        <table:table-row table:style-name="ro1">
          <table:table-cell office:value-type="string" calcext:value-type="string">
            <text:p>iPhone 5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320 x 568</text:p>
          </table:table-cell>
          <table:table-cell table:formula="of:=&quot;'&quot;&amp;[.A11]&amp;&quot;'&quot;" office:value-type="string" office:string-value="'iPhone 5'" calcext:value-type="string">
            <text:p>'iPhone 5'</text:p>
          </table:table-cell>
          <table:table-cell table:formula="of:=SUBSTITUTE([.B11];&quot;x&quot;;&quot;,&quot;)" office:value-type="string" office:string-value="640 , 1136" calcext:value-type="string">
            <text:p>640 , 1136</text:p>
          </table:table-cell>
          <table:table-cell table:formula="of:=SUBSTITUTE([.C11];&quot;x&quot;;&quot;,&quot;)" office:value-type="string" office:string-value="320 , 568" calcext:value-type="string">
            <text:p>320 , 568</text:p>
          </table:table-cell>
          <table:table-cell/>
          <table:table-cell table:formula="of:=[.D11]&amp;&quot;,&quot;&amp;[.E11]&amp;&quot;,&quot;&amp;[.F11]" office:value-type="string" office:string-value="'iPhone 5',640 , 1136,320 , 568" calcext:value-type="string">
            <text:p>'iPhone 5',640 , 1136,320 , 568</text:p>
          </table:table-cell>
          <table:table-cell table:formula="of:=&quot;(&quot;&amp;[.H11]&amp;&quot;),&quot;" office:value-type="string" office:string-value="('iPhone 5',640 , 1136,320 , 568)," calcext:value-type="string">
            <text:p>('iPhone 5',640 , 1136,320 , 568),</text:p>
          </table:table-cell>
        </table:table-row>
        <table:table-row table:style-name="ro1">
          <table:table-cell office:value-type="string" calcext:value-type="string">
            <text:p>iPod Touch</text:p>
          </table:table-cell>
          <table:table-cell office:value-type="string" calcext:value-type="string">
            <text:p>640 x 1136</text:p>
          </table:table-cell>
          <table:table-cell office:value-type="string" calcext:value-type="string">
            <text:p>320 x 568</text:p>
          </table:table-cell>
          <table:table-cell table:formula="of:=&quot;'&quot;&amp;[.A12]&amp;&quot;'&quot;" office:value-type="string" office:string-value="'iPod Touch'" calcext:value-type="string">
            <text:p>'iPod Touch'</text:p>
          </table:table-cell>
          <table:table-cell table:formula="of:=SUBSTITUTE([.B12];&quot;x&quot;;&quot;,&quot;)" office:value-type="string" office:string-value="640 , 1136" calcext:value-type="string">
            <text:p>640 , 1136</text:p>
          </table:table-cell>
          <table:table-cell table:formula="of:=SUBSTITUTE([.C12];&quot;x&quot;;&quot;,&quot;)" office:value-type="string" office:string-value="320 , 568" calcext:value-type="string">
            <text:p>320 , 568</text:p>
          </table:table-cell>
          <table:table-cell/>
          <table:table-cell table:formula="of:=[.D12]&amp;&quot;,&quot;&amp;[.E12]&amp;&quot;,&quot;&amp;[.F12]" office:value-type="string" office:string-value="'iPod Touch',640 , 1136,320 , 568" calcext:value-type="string">
            <text:p>'iPod Touch',640 , 1136,320 , 568</text:p>
          </table:table-cell>
          <table:table-cell table:formula="of:=&quot;(&quot;&amp;[.H12]&amp;&quot;),&quot;" office:value-type="string" office:string-value="('iPod Touch',640 , 1136,320 , 568)," calcext:value-type="string">
            <text:p>('iPod Touch',640 , 1136,320 , 568),</text:p>
          </table:table-cell>
        </table:table-row>
        <table:table-row table:style-name="ro1">
          <table:table-cell office:value-type="string" calcext:value-type="string">
            <text:p>iPad Pro</text:p>
          </table:table-cell>
          <table:table-cell office:value-type="string" calcext:value-type="string">
            <text:p>2048 x 2732</text:p>
          </table:table-cell>
          <table:table-cell office:value-type="string" calcext:value-type="string">
            <text:p>1024 x 1366</text:p>
          </table:table-cell>
          <table:table-cell table:formula="of:=&quot;'&quot;&amp;[.A13]&amp;&quot;'&quot;" office:value-type="string" office:string-value="'iPad Pro'" calcext:value-type="string">
            <text:p>'iPad Pro'</text:p>
          </table:table-cell>
          <table:table-cell table:formula="of:=SUBSTITUTE([.B13];&quot;x&quot;;&quot;,&quot;)" office:value-type="string" office:string-value="2048 , 2732" calcext:value-type="string">
            <text:p>2048 , 2732</text:p>
          </table:table-cell>
          <table:table-cell table:formula="of:=SUBSTITUTE([.C13];&quot;x&quot;;&quot;,&quot;)" office:value-type="string" office:string-value="1024 , 1366" calcext:value-type="string">
            <text:p>1024 , 1366</text:p>
          </table:table-cell>
          <table:table-cell/>
          <table:table-cell table:formula="of:=[.D13]&amp;&quot;,&quot;&amp;[.E13]&amp;&quot;,&quot;&amp;[.F13]" office:value-type="string" office:string-value="'iPad Pro',2048 , 2732,1024 , 1366" calcext:value-type="string">
            <text:p>'iPad Pro',2048 , 2732,1024 , 1366</text:p>
          </table:table-cell>
          <table:table-cell table:formula="of:=&quot;(&quot;&amp;[.H13]&amp;&quot;),&quot;" office:value-type="string" office:string-value="('iPad Pro',2048 , 2732,1024 , 1366)," calcext:value-type="string">
            <text:p>('iPad Pro',2048 , 2732,1024 , 1366),</text:p>
          </table:table-cell>
        </table:table-row>
        <table:table-row table:style-name="ro1">
          <table:table-cell office:value-type="string" calcext:value-type="string">
            <text:p>iPad Third &amp; Fourth Generation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table:formula="of:=&quot;'&quot;&amp;[.A14]&amp;&quot;'&quot;" office:value-type="string" office:string-value="'iPad Third &amp; Fourth Generation'" calcext:value-type="string">
            <text:p>'iPad Third &amp; Fourth Generation'</text:p>
          </table:table-cell>
          <table:table-cell table:formula="of:=SUBSTITUTE([.B14];&quot;x&quot;;&quot;,&quot;)" office:value-type="string" office:string-value="1536 , 2048" calcext:value-type="string">
            <text:p>1536 , 2048</text:p>
          </table:table-cell>
          <table:table-cell table:formula="of:=SUBSTITUTE([.C14];&quot;x&quot;;&quot;,&quot;)" office:value-type="string" office:string-value="768 , 1024" calcext:value-type="string">
            <text:p>768 , 1024</text:p>
          </table:table-cell>
          <table:table-cell/>
          <table:table-cell table:formula="of:=[.D14]&amp;&quot;,&quot;&amp;[.E14]&amp;&quot;,&quot;&amp;[.F14]" office:value-type="string" office:string-value="'iPad Third &amp; Fourth Generation',1536 , 2048,768 , 1024" calcext:value-type="string">
            <text:p>'iPad Third &amp; Fourth Generation',1536 , 2048,768 , 1024</text:p>
          </table:table-cell>
          <table:table-cell table:formula="of:=&quot;(&quot;&amp;[.H14]&amp;&quot;),&quot;" office:value-type="string" office:string-value="('iPad Third &amp; Fourth Generation',1536 , 2048,768 , 1024)," calcext:value-type="string">
            <text:p>('iPad Third &amp; Fourth Generation',1536 , 2048,768 , 1024),</text:p>
          </table:table-cell>
        </table:table-row>
        <table:table-row table:style-name="ro1">
          <table:table-cell office:value-type="string" calcext:value-type="string">
            <text:p>iPad Air 1 &amp; 2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table:formula="of:=&quot;'&quot;&amp;[.A15]&amp;&quot;'&quot;" office:value-type="string" office:string-value="'iPad Air 1 &amp; 2'" calcext:value-type="string">
            <text:p>'iPad Air 1 &amp; 2'</text:p>
          </table:table-cell>
          <table:table-cell table:formula="of:=SUBSTITUTE([.B15];&quot;x&quot;;&quot;,&quot;)" office:value-type="string" office:string-value="1536 , 2048" calcext:value-type="string">
            <text:p>1536 , 2048</text:p>
          </table:table-cell>
          <table:table-cell table:formula="of:=SUBSTITUTE([.C15];&quot;x&quot;;&quot;,&quot;)" office:value-type="string" office:string-value="768 , 1024" calcext:value-type="string">
            <text:p>768 , 1024</text:p>
          </table:table-cell>
          <table:table-cell/>
          <table:table-cell table:formula="of:=[.D15]&amp;&quot;,&quot;&amp;[.E15]&amp;&quot;,&quot;&amp;[.F15]" office:value-type="string" office:string-value="'iPad Air 1 &amp; 2',1536 , 2048,768 , 1024" calcext:value-type="string">
            <text:p>'iPad Air 1 &amp; 2',1536 , 2048,768 , 1024</text:p>
          </table:table-cell>
          <table:table-cell table:formula="of:=&quot;(&quot;&amp;[.H15]&amp;&quot;),&quot;" office:value-type="string" office:string-value="('iPad Air 1 &amp; 2',1536 , 2048,768 , 1024)," calcext:value-type="string">
            <text:p>('iPad Air 1 &amp; 2',1536 , 2048,768 , 1024),</text:p>
          </table:table-cell>
        </table:table-row>
        <table:table-row table:style-name="ro1">
          <table:table-cell office:value-type="string" calcext:value-type="string">
            <text:p>iPad Mini 2 &amp; 3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table:formula="of:=&quot;'&quot;&amp;[.A16]&amp;&quot;'&quot;" office:value-type="string" office:string-value="'iPad Mini 2 &amp; 3'" calcext:value-type="string">
            <text:p>'iPad Mini 2 &amp; 3'</text:p>
          </table:table-cell>
          <table:table-cell table:formula="of:=SUBSTITUTE([.B16];&quot;x&quot;;&quot;,&quot;)" office:value-type="string" office:string-value="1536 , 2048" calcext:value-type="string">
            <text:p>1536 , 2048</text:p>
          </table:table-cell>
          <table:table-cell table:formula="of:=SUBSTITUTE([.C16];&quot;x&quot;;&quot;,&quot;)" office:value-type="string" office:string-value="768 , 1024" calcext:value-type="string">
            <text:p>768 , 1024</text:p>
          </table:table-cell>
          <table:table-cell/>
          <table:table-cell table:formula="of:=[.D16]&amp;&quot;,&quot;&amp;[.E16]&amp;&quot;,&quot;&amp;[.F16]" office:value-type="string" office:string-value="'iPad Mini 2 &amp; 3',1536 , 2048,768 , 1024" calcext:value-type="string">
            <text:p>'iPad Mini 2 &amp; 3',1536 , 2048,768 , 1024</text:p>
          </table:table-cell>
          <table:table-cell table:formula="of:=&quot;(&quot;&amp;[.H16]&amp;&quot;),&quot;" office:value-type="string" office:string-value="('iPad Mini 2 &amp; 3',1536 , 2048,768 , 1024)," calcext:value-type="string">
            <text:p>('iPad Mini 2 &amp; 3',1536 , 2048,768 , 1024),</text:p>
          </table:table-cell>
        </table:table-row>
        <table:table-row table:style-name="ro1">
          <table:table-cell office:value-type="string" calcext:value-type="string">
            <text:p>iPad Mini</text:p>
          </table:table-cell>
          <table:table-cell table:number-columns-repeated="2" office:value-type="string" calcext:value-type="string">
            <text:p>768 x 1024</text:p>
          </table:table-cell>
          <table:table-cell table:formula="of:=&quot;'&quot;&amp;[.A17]&amp;&quot;'&quot;" office:value-type="string" office:string-value="'iPad Mini'" calcext:value-type="string">
            <text:p>'iPad Mini'</text:p>
          </table:table-cell>
          <table:table-cell table:formula="of:=SUBSTITUTE([.B17];&quot;x&quot;;&quot;,&quot;)" office:value-type="string" office:string-value="768 , 1024" calcext:value-type="string">
            <text:p>768 , 1024</text:p>
          </table:table-cell>
          <table:table-cell table:formula="of:=SUBSTITUTE([.C17];&quot;x&quot;;&quot;,&quot;)" office:value-type="string" office:string-value="768 , 1024" calcext:value-type="string">
            <text:p>768 , 1024</text:p>
          </table:table-cell>
          <table:table-cell/>
          <table:table-cell table:formula="of:=[.D17]&amp;&quot;,&quot;&amp;[.E17]&amp;&quot;,&quot;&amp;[.F17]" office:value-type="string" office:string-value="'iPad Mini',768 , 1024,768 , 1024" calcext:value-type="string">
            <text:p>'iPad Mini',768 , 1024,768 , 1024</text:p>
          </table:table-cell>
          <table:table-cell table:formula="of:=&quot;(&quot;&amp;[.H17]&amp;&quot;),&quot;" office:value-type="string" office:string-value="('iPad Mini',768 , 1024,768 , 1024)," calcext:value-type="string">
            <text:p>('iPad Mini',768 , 1024,768 , 1024),</text:p>
          </table:table-cell>
        </table:table-row>
        <table:table-row table:style-name="ro1">
          <table:table-cell office:value-type="string" calcext:value-type="string">
            <text:p>Nexus 6P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12 x 732</text:p>
          </table:table-cell>
          <table:table-cell table:formula="of:=&quot;'&quot;&amp;[.A18]&amp;&quot;'&quot;" office:value-type="string" office:string-value="'Nexus 6P'" calcext:value-type="string">
            <text:p>'Nexus 6P'</text:p>
          </table:table-cell>
          <table:table-cell table:formula="of:=SUBSTITUTE([.B18];&quot;x&quot;;&quot;,&quot;)" office:value-type="string" office:string-value="1440 , 2560" calcext:value-type="string">
            <text:p>1440 , 2560</text:p>
          </table:table-cell>
          <table:table-cell table:formula="of:=SUBSTITUTE([.C18];&quot;x&quot;;&quot;,&quot;)" office:value-type="string" office:string-value="412 , 732" calcext:value-type="string">
            <text:p>412 , 732</text:p>
          </table:table-cell>
          <table:table-cell/>
          <table:table-cell table:formula="of:=[.D18]&amp;&quot;,&quot;&amp;[.E18]&amp;&quot;,&quot;&amp;[.F18]" office:value-type="string" office:string-value="'Nexus 6P',1440 , 2560,412 , 732" calcext:value-type="string">
            <text:p>'Nexus 6P',1440 , 2560,412 , 732</text:p>
          </table:table-cell>
          <table:table-cell table:formula="of:=&quot;(&quot;&amp;[.H18]&amp;&quot;),&quot;" office:value-type="string" office:string-value="('Nexus 6P',1440 , 2560,412 , 732)," calcext:value-type="string">
            <text:p>('Nexus 6P',1440 , 2560,412 , 732),</text:p>
          </table:table-cell>
        </table:table-row>
        <table:table-row table:style-name="ro1">
          <table:table-cell office:value-type="string" calcext:value-type="string">
            <text:p>Nexus 5X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2 x 732</text:p>
          </table:table-cell>
          <table:table-cell table:formula="of:=&quot;'&quot;&amp;[.A19]&amp;&quot;'&quot;" office:value-type="string" office:string-value="'Nexus 5X'" calcext:value-type="string">
            <text:p>'Nexus 5X'</text:p>
          </table:table-cell>
          <table:table-cell table:formula="of:=SUBSTITUTE([.B19];&quot;x&quot;;&quot;,&quot;)" office:value-type="string" office:string-value="1080 , 1920" calcext:value-type="string">
            <text:p>1080 , 1920</text:p>
          </table:table-cell>
          <table:table-cell table:formula="of:=SUBSTITUTE([.C19];&quot;x&quot;;&quot;,&quot;)" office:value-type="string" office:string-value="412 , 732" calcext:value-type="string">
            <text:p>412 , 732</text:p>
          </table:table-cell>
          <table:table-cell/>
          <table:table-cell table:formula="of:=[.D19]&amp;&quot;,&quot;&amp;[.E19]&amp;&quot;,&quot;&amp;[.F19]" office:value-type="string" office:string-value="'Nexus 5X',1080 , 1920,412 , 732" calcext:value-type="string">
            <text:p>'Nexus 5X',1080 , 1920,412 , 732</text:p>
          </table:table-cell>
          <table:table-cell table:formula="of:=&quot;(&quot;&amp;[.H19]&amp;&quot;),&quot;" office:value-type="string" office:string-value="('Nexus 5X',1080 , 1920,412 , 732)," calcext:value-type="string">
            <text:p>('Nexus 5X',1080 , 1920,412 , 732),</text:p>
          </table:table-cell>
        </table:table-row>
        <table:table-row table:style-name="ro1">
          <table:table-cell office:value-type="string" calcext:value-type="string">
            <text:p>Google Pixel 4 XL</text:p>
          </table:table-cell>
          <table:table-cell office:value-type="string" calcext:value-type="string">
            <text:p>1440 x 869</text:p>
          </table:table-cell>
          <table:table-cell office:value-type="string" calcext:value-type="string">
            <text:p>412 x 869</text:p>
          </table:table-cell>
          <table:table-cell table:formula="of:=&quot;'&quot;&amp;[.A20]&amp;&quot;'&quot;" office:value-type="string" office:string-value="'Google Pixel 4 XL'" calcext:value-type="string">
            <text:p>'Google Pixel 4 XL'</text:p>
          </table:table-cell>
          <table:table-cell table:formula="of:=SUBSTITUTE([.B20];&quot;x&quot;;&quot;,&quot;)" office:value-type="string" office:string-value="1440 , 869" calcext:value-type="string">
            <text:p>1440 , 869</text:p>
          </table:table-cell>
          <table:table-cell table:formula="of:=SUBSTITUTE([.C20];&quot;x&quot;;&quot;,&quot;)" office:value-type="string" office:string-value="412 , 869" calcext:value-type="string">
            <text:p>412 , 869</text:p>
          </table:table-cell>
          <table:table-cell/>
          <table:table-cell table:formula="of:=[.D20]&amp;&quot;,&quot;&amp;[.E20]&amp;&quot;,&quot;&amp;[.F20]" office:value-type="string" office:string-value="'Google Pixel 4 XL',1440 , 869,412 , 869" calcext:value-type="string">
            <text:p>'Google Pixel 4 XL',1440 , 869,412 , 869</text:p>
          </table:table-cell>
          <table:table-cell table:formula="of:=&quot;(&quot;&amp;[.H20]&amp;&quot;),&quot;" office:value-type="string" office:string-value="('Google Pixel 4 XL',1440 , 869,412 , 869)," calcext:value-type="string">
            <text:p>('Google Pixel 4 XL',1440 , 869,412 , 869),</text:p>
          </table:table-cell>
        </table:table-row>
        <table:table-row table:style-name="ro1">
          <table:table-cell office:value-type="string" calcext:value-type="string">
            <text:p>Google Pixel 4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12 x 869</text:p>
          </table:table-cell>
          <table:table-cell table:formula="of:=&quot;'&quot;&amp;[.A21]&amp;&quot;'&quot;" office:value-type="string" office:string-value="'Google Pixel 4'" calcext:value-type="string">
            <text:p>'Google Pixel 4'</text:p>
          </table:table-cell>
          <table:table-cell table:formula="of:=SUBSTITUTE([.B21];&quot;x&quot;;&quot;,&quot;)" office:value-type="string" office:string-value="1080 , 2280" calcext:value-type="string">
            <text:p>1080 , 2280</text:p>
          </table:table-cell>
          <table:table-cell table:formula="of:=SUBSTITUTE([.C21];&quot;x&quot;;&quot;,&quot;)" office:value-type="string" office:string-value="412 , 869" calcext:value-type="string">
            <text:p>412 , 869</text:p>
          </table:table-cell>
          <table:table-cell/>
          <table:table-cell table:formula="of:=[.D21]&amp;&quot;,&quot;&amp;[.E21]&amp;&quot;,&quot;&amp;[.F21]" office:value-type="string" office:string-value="'Google Pixel 4',1080 , 2280,412 , 869" calcext:value-type="string">
            <text:p>'Google Pixel 4',1080 , 2280,412 , 869</text:p>
          </table:table-cell>
          <table:table-cell table:formula="of:=&quot;(&quot;&amp;[.H21]&amp;&quot;),&quot;" office:value-type="string" office:string-value="('Google Pixel 4',1080 , 2280,412 , 869)," calcext:value-type="string">
            <text:p>('Google Pixel 4',1080 , 2280,412 , 869),</text:p>
          </table:table-cell>
        </table:table-row>
        <table:table-row table:style-name="ro1">
          <table:table-cell office:value-type="string" calcext:value-type="string">
            <text:p>Google Pixel 3a XL</text:p>
          </table:table-cell>
          <table:table-cell office:value-type="string" calcext:value-type="string">
            <text:p>1080 x 2160</text:p>
          </table:table-cell>
          <table:table-cell office:value-type="string" calcext:value-type="string">
            <text:p>412 x 824</text:p>
          </table:table-cell>
          <table:table-cell table:formula="of:=&quot;'&quot;&amp;[.A22]&amp;&quot;'&quot;" office:value-type="string" office:string-value="'Google Pixel 3a XL'" calcext:value-type="string">
            <text:p>'Google Pixel 3a XL'</text:p>
          </table:table-cell>
          <table:table-cell table:formula="of:=SUBSTITUTE([.B22];&quot;x&quot;;&quot;,&quot;)" office:value-type="string" office:string-value="1080 , 2160" calcext:value-type="string">
            <text:p>1080 , 2160</text:p>
          </table:table-cell>
          <table:table-cell table:formula="of:=SUBSTITUTE([.C22];&quot;x&quot;;&quot;,&quot;)" office:value-type="string" office:string-value="412 , 824" calcext:value-type="string">
            <text:p>412 , 824</text:p>
          </table:table-cell>
          <table:table-cell/>
          <table:table-cell table:formula="of:=[.D22]&amp;&quot;,&quot;&amp;[.E22]&amp;&quot;,&quot;&amp;[.F22]" office:value-type="string" office:string-value="'Google Pixel 3a XL',1080 , 2160,412 , 824" calcext:value-type="string">
            <text:p>'Google Pixel 3a XL',1080 , 2160,412 , 824</text:p>
          </table:table-cell>
          <table:table-cell table:formula="of:=&quot;(&quot;&amp;[.H22]&amp;&quot;),&quot;" office:value-type="string" office:string-value="('Google Pixel 3a XL',1080 , 2160,412 , 824)," calcext:value-type="string">
            <text:p>('Google Pixel 3a XL',1080 , 2160,412 , 824),</text:p>
          </table:table-cell>
        </table:table-row>
        <table:table-row table:style-name="ro1">
          <table:table-cell office:value-type="string" calcext:value-type="string">
            <text:p>Google Pixel 3a</text:p>
          </table:table-cell>
          <table:table-cell office:value-type="string" calcext:value-type="string">
            <text:p>1080 x 2220</text:p>
          </table:table-cell>
          <table:table-cell office:value-type="string" calcext:value-type="string">
            <text:p>412 x 846</text:p>
          </table:table-cell>
          <table:table-cell table:formula="of:=&quot;'&quot;&amp;[.A23]&amp;&quot;'&quot;" office:value-type="string" office:string-value="'Google Pixel 3a'" calcext:value-type="string">
            <text:p>'Google Pixel 3a'</text:p>
          </table:table-cell>
          <table:table-cell table:formula="of:=SUBSTITUTE([.B23];&quot;x&quot;;&quot;,&quot;)" office:value-type="string" office:string-value="1080 , 2220" calcext:value-type="string">
            <text:p>1080 , 2220</text:p>
          </table:table-cell>
          <table:table-cell table:formula="of:=SUBSTITUTE([.C23];&quot;x&quot;;&quot;,&quot;)" office:value-type="string" office:string-value="412 , 846" calcext:value-type="string">
            <text:p>412 , 846</text:p>
          </table:table-cell>
          <table:table-cell/>
          <table:table-cell table:formula="of:=[.D23]&amp;&quot;,&quot;&amp;[.E23]&amp;&quot;,&quot;&amp;[.F23]" office:value-type="string" office:string-value="'Google Pixel 3a',1080 , 2220,412 , 846" calcext:value-type="string">
            <text:p>'Google Pixel 3a',1080 , 2220,412 , 846</text:p>
          </table:table-cell>
          <table:table-cell table:formula="of:=&quot;(&quot;&amp;[.H23]&amp;&quot;),&quot;" office:value-type="string" office:string-value="('Google Pixel 3a',1080 , 2220,412 , 846)," calcext:value-type="string">
            <text:p>('Google Pixel 3a',1080 , 2220,412 , 846),</text:p>
          </table:table-cell>
        </table:table-row>
        <table:table-row table:style-name="ro1">
          <table:table-cell office:value-type="string" calcext:value-type="string">
            <text:p>Google Pixel 3 XL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412 x 847</text:p>
          </table:table-cell>
          <table:table-cell table:formula="of:=&quot;'&quot;&amp;[.A24]&amp;&quot;'&quot;" office:value-type="string" office:string-value="'Google Pixel 3 XL'" calcext:value-type="string">
            <text:p>'Google Pixel 3 XL'</text:p>
          </table:table-cell>
          <table:table-cell table:formula="of:=SUBSTITUTE([.B24];&quot;x&quot;;&quot;,&quot;)" office:value-type="string" office:string-value="1440 , 2960" calcext:value-type="string">
            <text:p>1440 , 2960</text:p>
          </table:table-cell>
          <table:table-cell table:formula="of:=SUBSTITUTE([.C24];&quot;x&quot;;&quot;,&quot;)" office:value-type="string" office:string-value="412 , 847" calcext:value-type="string">
            <text:p>412 , 847</text:p>
          </table:table-cell>
          <table:table-cell/>
          <table:table-cell table:formula="of:=[.D24]&amp;&quot;,&quot;&amp;[.E24]&amp;&quot;,&quot;&amp;[.F24]" office:value-type="string" office:string-value="'Google Pixel 3 XL',1440 , 2960,412 , 847" calcext:value-type="string">
            <text:p>'Google Pixel 3 XL',1440 , 2960,412 , 847</text:p>
          </table:table-cell>
          <table:table-cell table:formula="of:=&quot;(&quot;&amp;[.H24]&amp;&quot;),&quot;" office:value-type="string" office:string-value="('Google Pixel 3 XL',1440 , 2960,412 , 847)," calcext:value-type="string">
            <text:p>('Google Pixel 3 XL',1440 , 2960,412 , 847),</text:p>
          </table:table-cell>
        </table:table-row>
        <table:table-row table:style-name="ro1">
          <table:table-cell office:value-type="string" calcext:value-type="string">
            <text:p>Google Pixel 3</text:p>
          </table:table-cell>
          <table:table-cell office:value-type="string" calcext:value-type="string">
            <text:p>1080 x 2160</text:p>
          </table:table-cell>
          <table:table-cell office:value-type="string" calcext:value-type="string">
            <text:p>412 x 824</text:p>
          </table:table-cell>
          <table:table-cell table:formula="of:=&quot;'&quot;&amp;[.A25]&amp;&quot;'&quot;" office:value-type="string" office:string-value="'Google Pixel 3'" calcext:value-type="string">
            <text:p>'Google Pixel 3'</text:p>
          </table:table-cell>
          <table:table-cell table:formula="of:=SUBSTITUTE([.B25];&quot;x&quot;;&quot;,&quot;)" office:value-type="string" office:string-value="1080 , 2160" calcext:value-type="string">
            <text:p>1080 , 2160</text:p>
          </table:table-cell>
          <table:table-cell table:formula="of:=SUBSTITUTE([.C25];&quot;x&quot;;&quot;,&quot;)" office:value-type="string" office:string-value="412 , 824" calcext:value-type="string">
            <text:p>412 , 824</text:p>
          </table:table-cell>
          <table:table-cell/>
          <table:table-cell table:formula="of:=[.D25]&amp;&quot;,&quot;&amp;[.E25]&amp;&quot;,&quot;&amp;[.F25]" office:value-type="string" office:string-value="'Google Pixel 3',1080 , 2160,412 , 824" calcext:value-type="string">
            <text:p>'Google Pixel 3',1080 , 2160,412 , 824</text:p>
          </table:table-cell>
          <table:table-cell table:formula="of:=&quot;(&quot;&amp;[.H25]&amp;&quot;),&quot;" office:value-type="string" office:string-value="('Google Pixel 3',1080 , 2160,412 , 824)," calcext:value-type="string">
            <text:p>('Google Pixel 3',1080 , 2160,412 , 824),</text:p>
          </table:table-cell>
        </table:table-row>
        <table:table-row table:style-name="ro1">
          <table:table-cell office:value-type="string" calcext:value-type="string">
            <text:p>Google Pixel 2 XL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12 x 732</text:p>
          </table:table-cell>
          <table:table-cell table:formula="of:=&quot;'&quot;&amp;[.A26]&amp;&quot;'&quot;" office:value-type="string" office:string-value="'Google Pixel 2 XL'" calcext:value-type="string">
            <text:p>'Google Pixel 2 XL'</text:p>
          </table:table-cell>
          <table:table-cell table:formula="of:=SUBSTITUTE([.B26];&quot;x&quot;;&quot;,&quot;)" office:value-type="string" office:string-value="1440 , 2560" calcext:value-type="string">
            <text:p>1440 , 2560</text:p>
          </table:table-cell>
          <table:table-cell table:formula="of:=SUBSTITUTE([.C26];&quot;x&quot;;&quot;,&quot;)" office:value-type="string" office:string-value="412 , 732" calcext:value-type="string">
            <text:p>412 , 732</text:p>
          </table:table-cell>
          <table:table-cell/>
          <table:table-cell table:formula="of:=[.D26]&amp;&quot;,&quot;&amp;[.E26]&amp;&quot;,&quot;&amp;[.F26]" office:value-type="string" office:string-value="'Google Pixel 2 XL',1440 , 2560,412 , 732" calcext:value-type="string">
            <text:p>'Google Pixel 2 XL',1440 , 2560,412 , 732</text:p>
          </table:table-cell>
          <table:table-cell table:formula="of:=&quot;(&quot;&amp;[.H26]&amp;&quot;),&quot;" office:value-type="string" office:string-value="('Google Pixel 2 XL',1440 , 2560,412 , 732)," calcext:value-type="string">
            <text:p>('Google Pixel 2 XL',1440 , 2560,412 , 732),</text:p>
          </table:table-cell>
        </table:table-row>
        <table:table-row table:style-name="ro1">
          <table:table-cell office:value-type="string" calcext:value-type="string">
            <text:p>Google Pixel XL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12 x 732</text:p>
          </table:table-cell>
          <table:table-cell table:formula="of:=&quot;'&quot;&amp;[.A27]&amp;&quot;'&quot;" office:value-type="string" office:string-value="'Google Pixel XL'" calcext:value-type="string">
            <text:p>'Google Pixel XL'</text:p>
          </table:table-cell>
          <table:table-cell table:formula="of:=SUBSTITUTE([.B27];&quot;x&quot;;&quot;,&quot;)" office:value-type="string" office:string-value="1440 , 2560" calcext:value-type="string">
            <text:p>1440 , 2560</text:p>
          </table:table-cell>
          <table:table-cell table:formula="of:=SUBSTITUTE([.C27];&quot;x&quot;;&quot;,&quot;)" office:value-type="string" office:string-value="412 , 732" calcext:value-type="string">
            <text:p>412 , 732</text:p>
          </table:table-cell>
          <table:table-cell/>
          <table:table-cell table:formula="of:=[.D27]&amp;&quot;,&quot;&amp;[.E27]&amp;&quot;,&quot;&amp;[.F27]" office:value-type="string" office:string-value="'Google Pixel XL',1440 , 2560,412 , 732" calcext:value-type="string">
            <text:p>'Google Pixel XL',1440 , 2560,412 , 732</text:p>
          </table:table-cell>
          <table:table-cell table:formula="of:=&quot;(&quot;&amp;[.H27]&amp;&quot;),&quot;" office:value-type="string" office:string-value="('Google Pixel XL',1440 , 2560,412 , 732)," calcext:value-type="string">
            <text:p>('Google Pixel XL',1440 , 2560,412 , 732),</text:p>
          </table:table-cell>
        </table:table-row>
        <table:table-row table:style-name="ro1">
          <table:table-cell office:value-type="string" calcext:value-type="string">
            <text:p>Google Pixel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12 x 732</text:p>
          </table:table-cell>
          <table:table-cell table:formula="of:=&quot;'&quot;&amp;[.A28]&amp;&quot;'&quot;" office:value-type="string" office:string-value="'Google Pixel'" calcext:value-type="string">
            <text:p>'Google Pixel'</text:p>
          </table:table-cell>
          <table:table-cell table:formula="of:=SUBSTITUTE([.B28];&quot;x&quot;;&quot;,&quot;)" office:value-type="string" office:string-value="1080 , 1920" calcext:value-type="string">
            <text:p>1080 , 1920</text:p>
          </table:table-cell>
          <table:table-cell table:formula="of:=SUBSTITUTE([.C28];&quot;x&quot;;&quot;,&quot;)" office:value-type="string" office:string-value="412 , 732" calcext:value-type="string">
            <text:p>412 , 732</text:p>
          </table:table-cell>
          <table:table-cell/>
          <table:table-cell table:formula="of:=[.D28]&amp;&quot;,&quot;&amp;[.E28]&amp;&quot;,&quot;&amp;[.F28]" office:value-type="string" office:string-value="'Google Pixel',1080 , 1920,412 , 732" calcext:value-type="string">
            <text:p>'Google Pixel',1080 , 1920,412 , 732</text:p>
          </table:table-cell>
          <table:table-cell table:formula="of:=&quot;(&quot;&amp;[.H28]&amp;&quot;),&quot;" office:value-type="string" office:string-value="('Google Pixel',1080 , 1920,412 , 732)," calcext:value-type="string">
            <text:p>('Google Pixel',1080 , 1920,412 , 732),</text:p>
          </table:table-cell>
        </table:table-row>
        <table:table-row table:style-name="ro1">
          <table:table-cell office:value-type="string" calcext:value-type="string">
            <text:p>Samsung Galaxy Note 10+</text:p>
          </table:table-cell>
          <table:table-cell office:value-type="string" calcext:value-type="string">
            <text:p>1440 x 3040</text:p>
          </table:table-cell>
          <table:table-cell office:value-type="string" calcext:value-type="string">
            <text:p>412 x 869</text:p>
          </table:table-cell>
          <table:table-cell table:formula="of:=&quot;'&quot;&amp;[.A29]&amp;&quot;'&quot;" office:value-type="string" office:string-value="'Samsung Galaxy Note 10+'" calcext:value-type="string">
            <text:p>'Samsung Galaxy Note 10+'</text:p>
          </table:table-cell>
          <table:table-cell table:formula="of:=SUBSTITUTE([.B29];&quot;x&quot;;&quot;,&quot;)" office:value-type="string" office:string-value="1440 , 3040" calcext:value-type="string">
            <text:p>1440 , 3040</text:p>
          </table:table-cell>
          <table:table-cell table:formula="of:=SUBSTITUTE([.C29];&quot;x&quot;;&quot;,&quot;)" office:value-type="string" office:string-value="412 , 869" calcext:value-type="string">
            <text:p>412 , 869</text:p>
          </table:table-cell>
          <table:table-cell/>
          <table:table-cell table:formula="of:=[.D29]&amp;&quot;,&quot;&amp;[.E29]&amp;&quot;,&quot;&amp;[.F29]" office:value-type="string" office:string-value="'Samsung Galaxy Note 10+',1440 , 3040,412 , 869" calcext:value-type="string">
            <text:p>'Samsung Galaxy Note 10+',1440 , 3040,412 , 869</text:p>
          </table:table-cell>
          <table:table-cell table:formula="of:=&quot;(&quot;&amp;[.H29]&amp;&quot;),&quot;" office:value-type="string" office:string-value="('Samsung Galaxy Note 10+',1440 , 3040,412 , 869)," calcext:value-type="string">
            <text:p>('Samsung Galaxy Note 10+',1440 , 3040,412 , 869),</text:p>
          </table:table-cell>
        </table:table-row>
        <table:table-row table:style-name="ro1">
          <table:table-cell office:value-type="string" calcext:value-type="string">
            <text:p>Samsung Galaxy Note 10</text:p>
          </table:table-cell>
          <table:table-cell office:value-type="string" calcext:value-type="string">
            <text:p>1080 x 2280</text:p>
          </table:table-cell>
          <table:table-cell office:value-type="string" calcext:value-type="string">
            <text:p>412 x 869</text:p>
          </table:table-cell>
          <table:table-cell table:formula="of:=&quot;'&quot;&amp;[.A30]&amp;&quot;'&quot;" office:value-type="string" office:string-value="'Samsung Galaxy Note 10'" calcext:value-type="string">
            <text:p>'Samsung Galaxy Note 10'</text:p>
          </table:table-cell>
          <table:table-cell table:formula="of:=SUBSTITUTE([.B30];&quot;x&quot;;&quot;,&quot;)" office:value-type="string" office:string-value="1080 , 2280" calcext:value-type="string">
            <text:p>1080 , 2280</text:p>
          </table:table-cell>
          <table:table-cell table:formula="of:=SUBSTITUTE([.C30];&quot;x&quot;;&quot;,&quot;)" office:value-type="string" office:string-value="412 , 869" calcext:value-type="string">
            <text:p>412 , 869</text:p>
          </table:table-cell>
          <table:table-cell/>
          <table:table-cell table:formula="of:=[.D30]&amp;&quot;,&quot;&amp;[.E30]&amp;&quot;,&quot;&amp;[.F30]" office:value-type="string" office:string-value="'Samsung Galaxy Note 10',1080 , 2280,412 , 869" calcext:value-type="string">
            <text:p>'Samsung Galaxy Note 10',1080 , 2280,412 , 869</text:p>
          </table:table-cell>
          <table:table-cell table:formula="of:=&quot;(&quot;&amp;[.H30]&amp;&quot;),&quot;" office:value-type="string" office:string-value="('Samsung Galaxy Note 10',1080 , 2280,412 , 869)," calcext:value-type="string">
            <text:p>('Samsung Galaxy Note 10',1080 , 2280,412 , 869),</text:p>
          </table:table-cell>
        </table:table-row>
        <table:table-row table:style-name="ro1">
          <table:table-cell office:value-type="string" calcext:value-type="string">
            <text:p>Samsung Galaxy Note 9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360 x 740</text:p>
          </table:table-cell>
          <table:table-cell table:formula="of:=&quot;'&quot;&amp;[.A31]&amp;&quot;'&quot;" office:value-type="string" office:string-value="'Samsung Galaxy Note 9'" calcext:value-type="string">
            <text:p>'Samsung Galaxy Note 9'</text:p>
          </table:table-cell>
          <table:table-cell table:formula="of:=SUBSTITUTE([.B31];&quot;x&quot;;&quot;,&quot;)" office:value-type="string" office:string-value="1440 , 2960" calcext:value-type="string">
            <text:p>1440 , 2960</text:p>
          </table:table-cell>
          <table:table-cell table:formula="of:=SUBSTITUTE([.C31];&quot;x&quot;;&quot;,&quot;)" office:value-type="string" office:string-value="360 , 740" calcext:value-type="string">
            <text:p>360 , 740</text:p>
          </table:table-cell>
          <table:table-cell/>
          <table:table-cell table:formula="of:=[.D31]&amp;&quot;,&quot;&amp;[.E31]&amp;&quot;,&quot;&amp;[.F31]" office:value-type="string" office:string-value="'Samsung Galaxy Note 9',1440 , 2960,360 , 740" calcext:value-type="string">
            <text:p>'Samsung Galaxy Note 9',1440 , 2960,360 , 740</text:p>
          </table:table-cell>
          <table:table-cell table:formula="of:=&quot;(&quot;&amp;[.H31]&amp;&quot;),&quot;" office:value-type="string" office:string-value="('Samsung Galaxy Note 9',1440 , 2960,360 , 740)," calcext:value-type="string">
            <text:p>('Samsung Galaxy Note 9',1440 , 2960,360 , 740),</text:p>
          </table:table-cell>
        </table:table-row>
        <table:table-row table:style-name="ro1">
          <table:table-cell office:value-type="string" calcext:value-type="string">
            <text:p>Samsung Galaxy Note 5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80 x 853</text:p>
          </table:table-cell>
          <table:table-cell table:formula="of:=&quot;'&quot;&amp;[.A32]&amp;&quot;'&quot;" office:value-type="string" office:string-value="'Samsung Galaxy Note 5'" calcext:value-type="string">
            <text:p>'Samsung Galaxy Note 5'</text:p>
          </table:table-cell>
          <table:table-cell table:formula="of:=SUBSTITUTE([.B32];&quot;x&quot;;&quot;,&quot;)" office:value-type="string" office:string-value="1440 , 2560" calcext:value-type="string">
            <text:p>1440 , 2560</text:p>
          </table:table-cell>
          <table:table-cell table:formula="of:=SUBSTITUTE([.C32];&quot;x&quot;;&quot;,&quot;)" office:value-type="string" office:string-value="480 , 853" calcext:value-type="string">
            <text:p>480 , 853</text:p>
          </table:table-cell>
          <table:table-cell/>
          <table:table-cell table:formula="of:=[.D32]&amp;&quot;,&quot;&amp;[.E32]&amp;&quot;,&quot;&amp;[.F32]" office:value-type="string" office:string-value="'Samsung Galaxy Note 5',1440 , 2560,480 , 853" calcext:value-type="string">
            <text:p>'Samsung Galaxy Note 5',1440 , 2560,480 , 853</text:p>
          </table:table-cell>
          <table:table-cell table:formula="of:=&quot;(&quot;&amp;[.H32]&amp;&quot;),&quot;" office:value-type="string" office:string-value="('Samsung Galaxy Note 5',1440 , 2560,480 , 853)," calcext:value-type="string">
            <text:p>('Samsung Galaxy Note 5',1440 , 2560,480 , 853),</text:p>
          </table:table-cell>
        </table:table-row>
        <table:table-row table:style-name="ro1">
          <table:table-cell office:value-type="string" calcext:value-type="string">
            <text:p>LG G5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480 x 853</text:p>
          </table:table-cell>
          <table:table-cell table:formula="of:=&quot;'&quot;&amp;[.A33]&amp;&quot;'&quot;" office:value-type="string" office:string-value="'LG G5'" calcext:value-type="string">
            <text:p>'LG G5'</text:p>
          </table:table-cell>
          <table:table-cell table:formula="of:=SUBSTITUTE([.B33];&quot;x&quot;;&quot;,&quot;)" office:value-type="string" office:string-value="1440 , 2560" calcext:value-type="string">
            <text:p>1440 , 2560</text:p>
          </table:table-cell>
          <table:table-cell table:formula="of:=SUBSTITUTE([.C33];&quot;x&quot;;&quot;,&quot;)" office:value-type="string" office:string-value="480 , 853" calcext:value-type="string">
            <text:p>480 , 853</text:p>
          </table:table-cell>
          <table:table-cell/>
          <table:table-cell table:formula="of:=[.D33]&amp;&quot;,&quot;&amp;[.E33]&amp;&quot;,&quot;&amp;[.F33]" office:value-type="string" office:string-value="'LG G5',1440 , 2560,480 , 853" calcext:value-type="string">
            <text:p>'LG G5',1440 , 2560,480 , 853</text:p>
          </table:table-cell>
          <table:table-cell table:formula="of:=&quot;(&quot;&amp;[.H33]&amp;&quot;),&quot;" office:value-type="string" office:string-value="('LG G5',1440 , 2560,480 , 853)," calcext:value-type="string">
            <text:p>('LG G5',1440 , 2560,480 , 853),</text:p>
          </table:table-cell>
        </table:table-row>
        <table:table-row table:style-name="ro1">
          <table:table-cell office:value-type="string" calcext:value-type="string">
            <text:p>One Plus 3</text:p>
          </table:table-cell>
          <table:table-cell office:value-type="string" calcext:value-type="string">
            <text:p>1080 x 1920</text:p>
          </table:table-cell>
          <table:table-cell office:value-type="string" calcext:value-type="string">
            <text:p>480 x 853</text:p>
          </table:table-cell>
          <table:table-cell table:formula="of:=&quot;'&quot;&amp;[.A34]&amp;&quot;'&quot;" office:value-type="string" office:string-value="'One Plus 3'" calcext:value-type="string">
            <text:p>'One Plus 3'</text:p>
          </table:table-cell>
          <table:table-cell table:formula="of:=SUBSTITUTE([.B34];&quot;x&quot;;&quot;,&quot;)" office:value-type="string" office:string-value="1080 , 1920" calcext:value-type="string">
            <text:p>1080 , 1920</text:p>
          </table:table-cell>
          <table:table-cell table:formula="of:=SUBSTITUTE([.C34];&quot;x&quot;;&quot;,&quot;)" office:value-type="string" office:string-value="480 , 853" calcext:value-type="string">
            <text:p>480 , 853</text:p>
          </table:table-cell>
          <table:table-cell/>
          <table:table-cell table:formula="of:=[.D34]&amp;&quot;,&quot;&amp;[.E34]&amp;&quot;,&quot;&amp;[.F34]" office:value-type="string" office:string-value="'One Plus 3',1080 , 1920,480 , 853" calcext:value-type="string">
            <text:p>'One Plus 3',1080 , 1920,480 , 853</text:p>
          </table:table-cell>
          <table:table-cell table:formula="of:=&quot;(&quot;&amp;[.H34]&amp;&quot;),&quot;" office:value-type="string" office:string-value="('One Plus 3',1080 , 1920,480 , 853)," calcext:value-type="string">
            <text:p>('One Plus 3',1080 , 1920,480 , 853),</text:p>
          </table:table-cell>
        </table:table-row>
        <table:table-row table:style-name="ro1">
          <table:table-cell office:value-type="string" calcext:value-type="string">
            <text:p>Samsung Galaxy S9+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360 x 740</text:p>
          </table:table-cell>
          <table:table-cell table:formula="of:=&quot;'&quot;&amp;[.A35]&amp;&quot;'&quot;" office:value-type="string" office:string-value="'Samsung Galaxy S9+'" calcext:value-type="string">
            <text:p>'Samsung Galaxy S9+'</text:p>
          </table:table-cell>
          <table:table-cell table:formula="of:=SUBSTITUTE([.B35];&quot;x&quot;;&quot;,&quot;)" office:value-type="string" office:string-value="1440 , 2960" calcext:value-type="string">
            <text:p>1440 , 2960</text:p>
          </table:table-cell>
          <table:table-cell table:formula="of:=SUBSTITUTE([.C35];&quot;x&quot;;&quot;,&quot;)" office:value-type="string" office:string-value="360 , 740" calcext:value-type="string">
            <text:p>360 , 740</text:p>
          </table:table-cell>
          <table:table-cell/>
          <table:table-cell table:formula="of:=[.D35]&amp;&quot;,&quot;&amp;[.E35]&amp;&quot;,&quot;&amp;[.F35]" office:value-type="string" office:string-value="'Samsung Galaxy S9+',1440 , 2960,360 , 740" calcext:value-type="string">
            <text:p>'Samsung Galaxy S9+',1440 , 2960,360 , 740</text:p>
          </table:table-cell>
          <table:table-cell table:formula="of:=&quot;(&quot;&amp;[.H35]&amp;&quot;),&quot;" office:value-type="string" office:string-value="('Samsung Galaxy S9+',1440 , 2960,360 , 740)," calcext:value-type="string">
            <text:p>('Samsung Galaxy S9+',1440 , 2960,360 , 740),</text:p>
          </table:table-cell>
        </table:table-row>
        <table:table-row table:style-name="ro1">
          <table:table-cell office:value-type="string" calcext:value-type="string">
            <text:p>Samsung Galaxy S9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360 x 740</text:p>
          </table:table-cell>
          <table:table-cell table:formula="of:=&quot;'&quot;&amp;[.A36]&amp;&quot;'&quot;" office:value-type="string" office:string-value="'Samsung Galaxy S9'" calcext:value-type="string">
            <text:p>'Samsung Galaxy S9'</text:p>
          </table:table-cell>
          <table:table-cell table:formula="of:=SUBSTITUTE([.B36];&quot;x&quot;;&quot;,&quot;)" office:value-type="string" office:string-value="1440 , 2960" calcext:value-type="string">
            <text:p>1440 , 2960</text:p>
          </table:table-cell>
          <table:table-cell table:formula="of:=SUBSTITUTE([.C36];&quot;x&quot;;&quot;,&quot;)" office:value-type="string" office:string-value="360 , 740" calcext:value-type="string">
            <text:p>360 , 740</text:p>
          </table:table-cell>
          <table:table-cell/>
          <table:table-cell table:formula="of:=[.D36]&amp;&quot;,&quot;&amp;[.E36]&amp;&quot;,&quot;&amp;[.F36]" office:value-type="string" office:string-value="'Samsung Galaxy S9',1440 , 2960,360 , 740" calcext:value-type="string">
            <text:p>'Samsung Galaxy S9',1440 , 2960,360 , 740</text:p>
          </table:table-cell>
          <table:table-cell table:formula="of:=&quot;(&quot;&amp;[.H36]&amp;&quot;),&quot;" office:value-type="string" office:string-value="('Samsung Galaxy S9',1440 , 2960,360 , 740)," calcext:value-type="string">
            <text:p>('Samsung Galaxy S9',1440 , 2960,360 , 740),</text:p>
          </table:table-cell>
        </table:table-row>
        <table:table-row table:style-name="ro1">
          <table:table-cell office:value-type="string" calcext:value-type="string">
            <text:p>Samsung Galaxy S8+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360 x 740</text:p>
          </table:table-cell>
          <table:table-cell table:formula="of:=&quot;'&quot;&amp;[.A37]&amp;&quot;'&quot;" office:value-type="string" office:string-value="'Samsung Galaxy S8+'" calcext:value-type="string">
            <text:p>'Samsung Galaxy S8+'</text:p>
          </table:table-cell>
          <table:table-cell table:formula="of:=SUBSTITUTE([.B37];&quot;x&quot;;&quot;,&quot;)" office:value-type="string" office:string-value="1440 , 2960" calcext:value-type="string">
            <text:p>1440 , 2960</text:p>
          </table:table-cell>
          <table:table-cell table:formula="of:=SUBSTITUTE([.C37];&quot;x&quot;;&quot;,&quot;)" office:value-type="string" office:string-value="360 , 740" calcext:value-type="string">
            <text:p>360 , 740</text:p>
          </table:table-cell>
          <table:table-cell/>
          <table:table-cell table:formula="of:=[.D37]&amp;&quot;,&quot;&amp;[.E37]&amp;&quot;,&quot;&amp;[.F37]" office:value-type="string" office:string-value="'Samsung Galaxy S8+',1440 , 2960,360 , 740" calcext:value-type="string">
            <text:p>'Samsung Galaxy S8+',1440 , 2960,360 , 740</text:p>
          </table:table-cell>
          <table:table-cell table:formula="of:=&quot;(&quot;&amp;[.H37]&amp;&quot;),&quot;" office:value-type="string" office:string-value="('Samsung Galaxy S8+',1440 , 2960,360 , 740)," calcext:value-type="string">
            <text:p>('Samsung Galaxy S8+',1440 , 2960,360 , 740),</text:p>
          </table:table-cell>
        </table:table-row>
        <table:table-row table:style-name="ro1">
          <table:table-cell office:value-type="string" calcext:value-type="string">
            <text:p>Samsung Galaxy S8</text:p>
          </table:table-cell>
          <table:table-cell office:value-type="string" calcext:value-type="string">
            <text:p>1440 x 2960</text:p>
          </table:table-cell>
          <table:table-cell office:value-type="string" calcext:value-type="string">
            <text:p>360 x 740</text:p>
          </table:table-cell>
          <table:table-cell table:formula="of:=&quot;'&quot;&amp;[.A38]&amp;&quot;'&quot;" office:value-type="string" office:string-value="'Samsung Galaxy S8'" calcext:value-type="string">
            <text:p>'Samsung Galaxy S8'</text:p>
          </table:table-cell>
          <table:table-cell table:formula="of:=SUBSTITUTE([.B38];&quot;x&quot;;&quot;,&quot;)" office:value-type="string" office:string-value="1440 , 2960" calcext:value-type="string">
            <text:p>1440 , 2960</text:p>
          </table:table-cell>
          <table:table-cell table:formula="of:=SUBSTITUTE([.C38];&quot;x&quot;;&quot;,&quot;)" office:value-type="string" office:string-value="360 , 740" calcext:value-type="string">
            <text:p>360 , 740</text:p>
          </table:table-cell>
          <table:table-cell/>
          <table:table-cell table:formula="of:=[.D38]&amp;&quot;,&quot;&amp;[.E38]&amp;&quot;,&quot;&amp;[.F38]" office:value-type="string" office:string-value="'Samsung Galaxy S8',1440 , 2960,360 , 740" calcext:value-type="string">
            <text:p>'Samsung Galaxy S8',1440 , 2960,360 , 740</text:p>
          </table:table-cell>
          <table:table-cell table:formula="of:=&quot;(&quot;&amp;[.H38]&amp;&quot;),&quot;" office:value-type="string" office:string-value="('Samsung Galaxy S8',1440 , 2960,360 , 740)," calcext:value-type="string">
            <text:p>('Samsung Galaxy S8',1440 , 2960,360 , 740),</text:p>
          </table:table-cell>
        </table:table-row>
        <table:table-row table:style-name="ro1">
          <table:table-cell office:value-type="string" calcext:value-type="string">
            <text:p>Samsung Galaxy S7 Edge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360 x 640</text:p>
          </table:table-cell>
          <table:table-cell table:formula="of:=&quot;'&quot;&amp;[.A39]&amp;&quot;'&quot;" office:value-type="string" office:string-value="'Samsung Galaxy S7 Edge'" calcext:value-type="string">
            <text:p>'Samsung Galaxy S7 Edge'</text:p>
          </table:table-cell>
          <table:table-cell table:formula="of:=SUBSTITUTE([.B39];&quot;x&quot;;&quot;,&quot;)" office:value-type="string" office:string-value="1440 , 2560" calcext:value-type="string">
            <text:p>1440 , 2560</text:p>
          </table:table-cell>
          <table:table-cell table:formula="of:=SUBSTITUTE([.C39];&quot;x&quot;;&quot;,&quot;)" office:value-type="string" office:string-value="360 , 640" calcext:value-type="string">
            <text:p>360 , 640</text:p>
          </table:table-cell>
          <table:table-cell/>
          <table:table-cell table:formula="of:=[.D39]&amp;&quot;,&quot;&amp;[.E39]&amp;&quot;,&quot;&amp;[.F39]" office:value-type="string" office:string-value="'Samsung Galaxy S7 Edge',1440 , 2560,360 , 640" calcext:value-type="string">
            <text:p>'Samsung Galaxy S7 Edge',1440 , 2560,360 , 640</text:p>
          </table:table-cell>
          <table:table-cell table:formula="of:=&quot;(&quot;&amp;[.H39]&amp;&quot;),&quot;" office:value-type="string" office:string-value="('Samsung Galaxy S7 Edge',1440 , 2560,360 , 640)," calcext:value-type="string">
            <text:p>('Samsung Galaxy S7 Edge',1440 , 2560,360 , 640),</text:p>
          </table:table-cell>
        </table:table-row>
        <table:table-row table:style-name="ro1">
          <table:table-cell office:value-type="string" calcext:value-type="string">
            <text:p>Samsung Galaxy S7</text:p>
          </table:table-cell>
          <table:table-cell office:value-type="string" calcext:value-type="string">
            <text:p>1440 x 2560</text:p>
          </table:table-cell>
          <table:table-cell office:value-type="string" calcext:value-type="string">
            <text:p>360 x 640</text:p>
          </table:table-cell>
          <table:table-cell table:formula="of:=&quot;'&quot;&amp;[.A40]&amp;&quot;'&quot;" office:value-type="string" office:string-value="'Samsung Galaxy S7'" calcext:value-type="string">
            <text:p>'Samsung Galaxy S7'</text:p>
          </table:table-cell>
          <table:table-cell table:formula="of:=SUBSTITUTE([.B40];&quot;x&quot;;&quot;,&quot;)" office:value-type="string" office:string-value="1440 , 2560" calcext:value-type="string">
            <text:p>1440 , 2560</text:p>
          </table:table-cell>
          <table:table-cell table:formula="of:=SUBSTITUTE([.C40];&quot;x&quot;;&quot;,&quot;)" office:value-type="string" office:string-value="360 , 640" calcext:value-type="string">
            <text:p>360 , 640</text:p>
          </table:table-cell>
          <table:table-cell/>
          <table:table-cell table:formula="of:=[.D40]&amp;&quot;,&quot;&amp;[.E40]&amp;&quot;,&quot;&amp;[.F40]" office:value-type="string" office:string-value="'Samsung Galaxy S7',1440 , 2560,360 , 640" calcext:value-type="string">
            <text:p>'Samsung Galaxy S7',1440 , 2560,360 , 640</text:p>
          </table:table-cell>
          <table:table-cell table:formula="of:=&quot;(&quot;&amp;[.H40]&amp;&quot;),&quot;" office:value-type="string" office:string-value="('Samsung Galaxy S7',1440 , 2560,360 , 640)," calcext:value-type="string">
            <text:p>('Samsung Galaxy S7',1440 , 2560,360 , 640),</text:p>
          </table:table-cell>
        </table:table-row>
        <table:table-row table:style-name="ro1">
          <table:table-cell office:value-type="string" calcext:value-type="string">
            <text:p>Nexus 9</text:p>
          </table:table-cell>
          <table:table-cell office:value-type="string" calcext:value-type="string">
            <text:p>1536 x 2048</text:p>
          </table:table-cell>
          <table:table-cell office:value-type="string" calcext:value-type="string">
            <text:p>768 x 1024</text:p>
          </table:table-cell>
          <table:table-cell table:formula="of:=&quot;'&quot;&amp;[.A41]&amp;&quot;'&quot;" office:value-type="string" office:string-value="'Nexus 9'" calcext:value-type="string">
            <text:p>'Nexus 9'</text:p>
          </table:table-cell>
          <table:table-cell table:formula="of:=SUBSTITUTE([.B41];&quot;x&quot;;&quot;,&quot;)" office:value-type="string" office:string-value="1536 , 2048" calcext:value-type="string">
            <text:p>1536 , 2048</text:p>
          </table:table-cell>
          <table:table-cell table:formula="of:=SUBSTITUTE([.C41];&quot;x&quot;;&quot;,&quot;)" office:value-type="string" office:string-value="768 , 1024" calcext:value-type="string">
            <text:p>768 , 1024</text:p>
          </table:table-cell>
          <table:table-cell/>
          <table:table-cell table:formula="of:=[.D41]&amp;&quot;,&quot;&amp;[.E41]&amp;&quot;,&quot;&amp;[.F41]" office:value-type="string" office:string-value="'Nexus 9',1536 , 2048,768 , 1024" calcext:value-type="string">
            <text:p>'Nexus 9',1536 , 2048,768 , 1024</text:p>
          </table:table-cell>
          <table:table-cell table:formula="of:=&quot;(&quot;&amp;[.H41]&amp;&quot;),&quot;" office:value-type="string" office:string-value="('Nexus 9',1536 , 2048,768 , 1024)," calcext:value-type="string">
            <text:p>('Nexus 9',1536 , 2048,768 , 1024),</text:p>
          </table:table-cell>
        </table:table-row>
        <table:table-row table:style-name="ro1">
          <table:table-cell office:value-type="string" calcext:value-type="string">
            <text:p>Nexus 7 (2013)</text:p>
          </table:table-cell>
          <table:table-cell office:value-type="string" calcext:value-type="string">
            <text:p>1200 x 1920</text:p>
          </table:table-cell>
          <table:table-cell office:value-type="string" calcext:value-type="string">
            <text:p>600 x 960</text:p>
          </table:table-cell>
          <table:table-cell table:formula="of:=&quot;'&quot;&amp;[.A42]&amp;&quot;'&quot;" office:value-type="string" office:string-value="'Nexus 7 (2013)'" calcext:value-type="string">
            <text:p>'Nexus 7 (2013)'</text:p>
          </table:table-cell>
          <table:table-cell table:formula="of:=SUBSTITUTE([.B42];&quot;x&quot;;&quot;,&quot;)" office:value-type="string" office:string-value="1200 , 1920" calcext:value-type="string">
            <text:p>1200 , 1920</text:p>
          </table:table-cell>
          <table:table-cell table:formula="of:=SUBSTITUTE([.C42];&quot;x&quot;;&quot;,&quot;)" office:value-type="string" office:string-value="600 , 960" calcext:value-type="string">
            <text:p>600 , 960</text:p>
          </table:table-cell>
          <table:table-cell/>
          <table:table-cell table:formula="of:=[.D42]&amp;&quot;,&quot;&amp;[.E42]&amp;&quot;,&quot;&amp;[.F42]" office:value-type="string" office:string-value="'Nexus 7 (2013)',1200 , 1920,600 , 960" calcext:value-type="string">
            <text:p>'Nexus 7 (2013)',1200 , 1920,600 , 960</text:p>
          </table:table-cell>
          <table:table-cell table:formula="of:=&quot;(&quot;&amp;[.H42]&amp;&quot;),&quot;" office:value-type="string" office:string-value="('Nexus 7 (2013)',1200 , 1920,600 , 960)," calcext:value-type="string">
            <text:p>('Nexus 7 (2013)',1200 , 1920,600 , 960),</text:p>
          </table:table-cell>
        </table:table-row>
        <table:table-row table:style-name="ro1">
          <table:table-cell office:value-type="string" calcext:value-type="string">
            <text:p>Pixel C</text:p>
          </table:table-cell>
          <table:table-cell office:value-type="string" calcext:value-type="string">
            <text:p>1800 x 2560</text:p>
          </table:table-cell>
          <table:table-cell office:value-type="string" calcext:value-type="string">
            <text:p>900 x 1280</text:p>
          </table:table-cell>
          <table:table-cell table:formula="of:=&quot;'&quot;&amp;[.A43]&amp;&quot;'&quot;" office:value-type="string" office:string-value="'Pixel C'" calcext:value-type="string">
            <text:p>'Pixel C'</text:p>
          </table:table-cell>
          <table:table-cell table:formula="of:=SUBSTITUTE([.B43];&quot;x&quot;;&quot;,&quot;)" office:value-type="string" office:string-value="1800 , 2560" calcext:value-type="string">
            <text:p>1800 , 2560</text:p>
          </table:table-cell>
          <table:table-cell table:formula="of:=SUBSTITUTE([.C43];&quot;x&quot;;&quot;,&quot;)" office:value-type="string" office:string-value="900 , 1280" calcext:value-type="string">
            <text:p>900 , 1280</text:p>
          </table:table-cell>
          <table:table-cell/>
          <table:table-cell table:formula="of:=[.D43]&amp;&quot;,&quot;&amp;[.E43]&amp;&quot;,&quot;&amp;[.F43]" office:value-type="string" office:string-value="'Pixel C',1800 , 2560,900 , 1280" calcext:value-type="string">
            <text:p>'Pixel C',1800 , 2560,900 , 1280</text:p>
          </table:table-cell>
          <table:table-cell table:formula="of:=&quot;(&quot;&amp;[.H43]&amp;&quot;),&quot;" office:value-type="string" office:string-value="('Pixel C',1800 , 2560,900 , 1280)," calcext:value-type="string">
            <text:p>('Pixel C',1800 , 2560,900 , 1280),</text:p>
          </table:table-cell>
        </table:table-row>
        <table:table-row table:style-name="ro1">
          <table:table-cell office:value-type="string" calcext:value-type="string">
            <text:p>Samsung Galaxy Tab 10</text:p>
          </table:table-cell>
          <table:table-cell table:number-columns-repeated="2" office:value-type="string" calcext:value-type="string">
            <text:p>800 x 1280</text:p>
          </table:table-cell>
          <table:table-cell table:formula="of:=&quot;'&quot;&amp;[.A44]&amp;&quot;'&quot;" office:value-type="string" office:string-value="'Samsung Galaxy Tab 10'" calcext:value-type="string">
            <text:p>'Samsung Galaxy Tab 10'</text:p>
          </table:table-cell>
          <table:table-cell table:formula="of:=SUBSTITUTE([.B44];&quot;x&quot;;&quot;,&quot;)" office:value-type="string" office:string-value="800 , 1280" calcext:value-type="string">
            <text:p>800 , 1280</text:p>
          </table:table-cell>
          <table:table-cell table:formula="of:=SUBSTITUTE([.C44];&quot;x&quot;;&quot;,&quot;)" office:value-type="string" office:string-value="800 , 1280" calcext:value-type="string">
            <text:p>800 , 1280</text:p>
          </table:table-cell>
          <table:table-cell/>
          <table:table-cell table:formula="of:=[.D44]&amp;&quot;,&quot;&amp;[.E44]&amp;&quot;,&quot;&amp;[.F44]" office:value-type="string" office:string-value="'Samsung Galaxy Tab 10',800 , 1280,800 , 1280" calcext:value-type="string">
            <text:p>'Samsung Galaxy Tab 10',800 , 1280,800 , 1280</text:p>
          </table:table-cell>
          <table:table-cell table:formula="of:=&quot;(&quot;&amp;[.H44]&amp;&quot;),&quot;" office:value-type="string" office:string-value="('Samsung Galaxy Tab 10',800 , 1280,800 , 1280)," calcext:value-type="string">
            <text:p>('Samsung Galaxy Tab 10',800 , 1280,800 , 1280),</text:p>
          </table:table-cell>
        </table:table-row>
        <table:table-row table:style-name="ro1">
          <table:table-cell office:value-type="string" calcext:value-type="string">
            <text:p>Chromebook Pixel</text:p>
          </table:table-cell>
          <table:table-cell office:value-type="string" calcext:value-type="string">
            <text:p>2560 x 1700</text:p>
          </table:table-cell>
          <table:table-cell office:value-type="string" calcext:value-type="string">
            <text:p>1280 x 850</text:p>
          </table:table-cell>
          <table:table-cell table:formula="of:=&quot;'&quot;&amp;[.A45]&amp;&quot;'&quot;" office:value-type="string" office:string-value="'Chromebook Pixel'" calcext:value-type="string">
            <text:p>'Chromebook Pixel'</text:p>
          </table:table-cell>
          <table:table-cell table:formula="of:=SUBSTITUTE([.B45];&quot;x&quot;;&quot;,&quot;)" office:value-type="string" office:string-value="2560 , 1700" calcext:value-type="string">
            <text:p>2560 , 1700</text:p>
          </table:table-cell>
          <table:table-cell table:formula="of:=SUBSTITUTE([.C45];&quot;x&quot;;&quot;,&quot;)" office:value-type="string" office:string-value="1280 , 850" calcext:value-type="string">
            <text:p>1280 , 850</text:p>
          </table:table-cell>
          <table:table-cell/>
          <table:table-cell table:formula="of:=[.D45]&amp;&quot;,&quot;&amp;[.E45]&amp;&quot;,&quot;&amp;[.F45]" office:value-type="string" office:string-value="'Chromebook Pixel',2560 , 1700,1280 , 850" calcext:value-type="string">
            <text:p>'Chromebook Pixel',2560 , 1700,1280 , 850</text:p>
          </table:table-cell>
          <table:table-cell table:formula="of:=&quot;(&quot;&amp;[.H45]&amp;&quot;),&quot;" office:value-type="string" office:string-value="('Chromebook Pixel',2560 , 1700,1280 , 850)," calcext:value-type="string">
            <text:p>('Chromebook Pixel',2560 , 1700,1280 , 850),</text:p>
          </table:table-cell>
        </table:table-row>
        <table:table-row table:style-name="ro1">
          <table:table-cell table:style-name="ce2" table:number-columns-repeated="4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4"/>
          <table:table-cell/>
          <table:table-cell table:style-name="Default"/>
          <table:table-cell table:number-columns-repeated="3"/>
        </table:table-row>
      </table:table>
      <table:table table:name="S2" table:style-name="ta1">
        <table:table-column table:style-name="co5" table:default-cell-style-name="Default"/>
        <table:table-row table:style-name="ro1">
          <table:table-cell/>
        </table:table-row>
      </table:table>
      <table:table table:name="S3" table:style-name="ta1">
        <table:table-column table:style-name="co5" table:default-cell-style-name="Default"/>
        <table:table-row table:style-name="ro1">
          <table:table-cell/>
        </table:table-row>
      </table:table>
      <table:table table:name="S4" table:style-name="ta1">
        <table:table-column table:style-name="co5" table:default-cell-style-name="Default"/>
        <table:table-row table:style-name="ro1">
          <table:table-cell/>
        </table:table-row>
      </table:table>
      <table:table table:name="S5" table:style-name="ta1">
        <table:table-column table:style-name="co5" table:default-cell-style-name="Default"/>
        <table:table-row table:style-name="ro1">
          <table:table-cell/>
        </table:table-row>
      </table:table>
      <table:table table:name="S6" table:style-name="ta1">
        <table:table-column table:style-name="co5" table:default-cell-style-name="Default"/>
        <table:table-row table:style-name="ro1">
          <table:table-cell/>
        </table:table-row>
      </table:table>
      <table:table table:name="S7" table:style-name="ta1">
        <table:table-column table:style-name="co5" table:default-cell-style-name="Default"/>
        <table:table-row table:style-name="ro1">
          <table:table-cell/>
        </table:table-row>
      </table:table>
      <table:table table:name="S8" table:style-name="ta1">
        <table:table-column table:style-name="co5" table:default-cell-style-name="Default"/>
        <table:table-row table:style-name="ro1">
          <table:table-cell/>
        </table:table-row>
      </table:table>
      <table:table table:name="S9" table:style-name="ta1">
        <table:table-column table:style-name="co5" table:default-cell-style-name="Default"/>
        <table:table-row table:style-name="ro1">
          <table:table-cell/>
        </table:table-row>
      </table:table>
      <table:table table:name="S10" table:style-name="ta1">
        <table:table-column table:style-name="co5" table:default-cell-style-name="Default"/>
        <table:table-row table:style-name="ro1">
          <table:table-cell/>
        </table:table-row>
      </table:table>
      <table:table table:name="S11" table:style-name="ta1">
        <table:table-column table:style-name="co5" table:default-cell-style-name="Default"/>
        <table:table-row table:style-name="ro1">
          <table:table-cell/>
        </table:table-row>
      </table:table>
      <table:table table:name="S12" table:style-name="ta1">
        <table:table-column table:style-name="co5" table:default-cell-style-name="Default"/>
        <table:table-row table:style-name="ro1">
          <table:table-cell/>
        </table:table-row>
      </table:table>
      <table:table table:name="S13" table:style-name="ta1">
        <table:table-column table:style-name="co5" table:default-cell-style-name="Default"/>
        <table:table-row table:style-name="ro1">
          <table:table-cell/>
        </table:table-row>
      </table:table>
      <table:table table:name="S14" table:style-name="ta1">
        <table:table-column table:style-name="co5" table:default-cell-style-name="Default"/>
        <table:table-row table:style-name="ro1">
          <table:table-cell/>
        </table:table-row>
      </table:table>
      <table:table table:name="S15" table:style-name="ta1">
        <table:table-column table:style-name="co5" table:default-cell-style-name="Default"/>
        <table:table-row table:style-name="ro1">
          <table:table-cell/>
        </table:table-row>
      </table:table>
      <table:table table:name="S16" table:style-name="ta1">
        <table:table-column table:style-name="co5" table:default-cell-style-name="Default"/>
        <table:table-row table:style-name="ro1">
          <table:table-cell/>
        </table:table-row>
      </table:table>
      <table:table table:name="S17" table:style-name="ta1">
        <table:table-column table:style-name="co5" table:default-cell-style-name="Default"/>
        <table:table-row table:style-name="ro1">
          <table:table-cell/>
        </table:table-row>
      </table:table>
      <table:table table:name="S18" table:style-name="ta1">
        <table:table-column table:style-name="co5" table:default-cell-style-name="Default"/>
        <table:table-row table:style-name="ro1">
          <table:table-cell/>
        </table:table-row>
      </table:table>
      <table:table table:name="S19" table:style-name="ta1">
        <table:table-column table:style-name="co5" table:default-cell-style-name="Default"/>
        <table:table-row table:style-name="ro1">
          <table:table-cell/>
        </table:table-row>
      </table:table>
      <table:table table:name="S20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3T19:44:19.978248445</meta:creation-date>
    <dc:date>2020-11-13T21:33:28.740274065</dc:date>
    <meta:editing-duration>PT1H38M57S</meta:editing-duration>
    <meta:editing-cycles>3</meta:editing-cycles>
    <meta:generator>LibreOffice/7.0.3.1$Linux_X86_64 LibreOffice_project/00$Build-1</meta:generator>
    <meta:document-statistic meta:table-count="20" meta:cell-count="360" meta:object-count="0"/>
  </office:meta>
</office:document-meta>
</file>